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24.754cm" fo:margin-left="2cm" style:page-number="auto" table:align="left" style:writing-mode="lr-tb"/>
    </style:style>
    <style:style style:name="Таблица1.A" style:family="table-column">
      <style:table-column-properties style:column-width="1.251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0.512cm"/>
    </style:style>
    <style:style style:name="Таблица1.D" style:family="table-column">
      <style:table-column-properties style:column-width="0.238cm"/>
    </style:style>
    <style:style style:name="Таблица1.E" style:family="table-column">
      <style:table-column-properties style:column-width="1cm"/>
    </style:style>
    <style:style style:name="Таблица1.F" style:family="table-column">
      <style:table-column-properties style:column-width="0.501cm"/>
    </style:style>
    <style:style style:name="Таблица1.G" style:family="table-column">
      <style:table-column-properties style:column-width="0.25cm"/>
    </style:style>
    <style:style style:name="Таблица1.J" style:family="table-column">
      <style:table-column-properties style:column-width="4.711cm"/>
    </style:style>
    <style:style style:name="Таблица1.K" style:family="table-column">
      <style:table-column-properties style:column-width="0.79cm"/>
    </style:style>
    <style:style style:name="Таблица1.L" style:family="table-column">
      <style:table-column-properties style:column-width="0.718cm"/>
    </style:style>
    <style:style style:name="Таблица1.M" style:family="table-column">
      <style:table-column-properties style:column-width="0.28cm"/>
    </style:style>
    <style:style style:name="Таблица1.N" style:family="table-column">
      <style:table-column-properties style:column-width="2.471cm"/>
    </style:style>
    <style:style style:name="Таблица1.O" style:family="table-column">
      <style:table-column-properties style:column-width="0.279cm"/>
    </style:style>
    <style:style style:name="Таблица1.P" style:family="table-column">
      <style:table-column-properties style:column-width="2.75cm"/>
    </style:style>
    <style:style style:name="Таблица1.Q" style:family="table-column">
      <style:table-column-properties style:column-width="4.247cm"/>
    </style:style>
    <style:style style:name="Таблица1.R" style:family="table-column">
      <style:table-column-properties style:column-width="0.254cm"/>
    </style:style>
    <style:style style:name="Таблица1.1" style:family="table-row">
      <style:table-row-properties style:min-row-height="0.406cm"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N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0"/>
    </style:style>
    <style:style style:name="Таблица1.2" style:family="table-row">
      <style:table-row-properties style:min-row-height="0.459cm" style:keep-together="false" fo:keep-together="always"/>
    </style:style>
    <style:style style:name="Таблица1.I2" style:family="table-cell">
      <style:table-cell-properties style:vertical-align="bottom" fo:padding-left="0.191cm" fo:padding-right="0.191cm" fo:padding-top="0cm" fo:padding-bottom="0cm" fo:border="none"/>
    </style:style>
    <style:style style:name="Таблица1.J2" style:family="table-cell">
      <style:table-cell-properties style:vertical-align="bottom" fo:padding-left="0.191cm" fo:padding-right="0.191cm" fo:padding-top="0cm" fo:padding-bottom="0cm" fo:border-left="none" fo:border-right="none" fo:border-top="none" fo:border-bottom="0.002cm solid #000000"/>
    </style:style>
    <style:style style:name="Таблица1.4" style:family="table-row">
      <style:table-row-properties style:min-row-height="0.123cm" style:keep-together="false" fo:keep-together="always"/>
    </style:style>
    <style:style style:name="Таблица1.A4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5" style:family="table-row">
      <style:table-row-properties style:min-row-height="0.166cm" style:keep-together="false" fo:keep-together="always"/>
    </style:style>
    <style:style style:name="Таблица1.A5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6" style:family="table-row">
      <style:table-row-properties style:min-row-height="0.148cm" style:keep-together="false" fo:keep-together="always"/>
    </style:style>
    <style:style style:name="Таблица1.B6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I6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N6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7" style:family="table-row">
      <style:table-row-properties style:min-row-height="0.155cm" style:keep-together="false" fo:keep-together="always"/>
    </style:style>
    <style:style style:name="Таблица1.8" style:family="table-row">
      <style:table-row-properties style:min-row-height="0.138cm" style:keep-together="false" fo:keep-together="always"/>
    </style:style>
    <style:style style:name="Таблица1.9" style:family="table-row">
      <style:table-row-properties style:min-row-height="0.145cm" style:keep-together="false" fo:keep-together="always"/>
    </style:style>
    <style:style style:name="Таблица1.B9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10" style:family="table-row">
      <style:table-row-properties style:min-row-height="0.402cm" style:keep-together="false" fo:keep-together="always"/>
    </style:style>
    <style:style style:name="Таблица1.11" style:family="table-row">
      <style:table-row-properties style:min-row-height="0.383cm" style:keep-together="false" fo:keep-together="always"/>
    </style:style>
    <style:style style:name="Таблица1.C11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1.M11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N11" style:family="table-cell">
      <style:table-cell-properties style:vertical-align="bottom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12" style:family="table-row">
      <style:table-row-properties style:min-row-height="0.141cm" style:keep-together="false" fo:keep-together="always"/>
    </style:style>
    <style:style style:name="Таблица1.M12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N12" style:family="table-cell">
      <style:table-cell-properties style:vertical-align="bottom" fo:padding-left="0.191cm" fo:padding-right="0.191cm" fo:padding-top="0cm" fo:padding-bottom="0cm" fo:border-left="0.002cm solid #000000" fo:border-right="none" fo:border-top="none" fo:border-bottom="none"/>
    </style:style>
    <style:style style:name="Таблица1.M13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none"/>
    </style:style>
    <style:style style:name="Таблица1.H14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16" style:family="table-row">
      <style:table-row-properties style:min-row-height="0.346cm" style:keep-together="false" fo:keep-together="always"/>
    </style:style>
    <style:style style:name="Таблица1.21" style:family="table-row">
      <style:table-row-properties style:min-row-height="0.58cm" style:keep-together="false" fo:keep-together="always"/>
    </style:style>
    <style:style style:name="Таблица1.C21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22" style:family="table-row">
      <style:table-row-properties style:min-row-height="0.529cm" style:keep-together="false" fo:keep-together="always"/>
    </style:style>
    <style:style style:name="Таблица1.A22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none"/>
    </style:style>
    <style:style style:name="Таблица1.23" style:family="table-row">
      <style:table-row-properties style:min-row-height="1.857cm" style:keep-together="false" fo:keep-together="always"/>
    </style:style>
    <style:style style:name="Таблица1.G23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0.002cm solid #000000" fo:border-bottom="none"/>
    </style:style>
    <style:style style:name="Таблица1.24" style:family="table-row">
      <style:table-row-properties style:min-row-height="0.473cm" style:keep-together="false" fo:keep-together="always"/>
    </style:style>
    <style:style style:name="Таблица1.N24" style:family="table-cell">
      <style:table-cell-properties style:vertical-align="middle" fo:padding="0.191cm" fo:border="0.002cm solid #000000"/>
    </style:style>
    <style:style style:name="Таблица1.25" style:family="table-row">
      <style:table-row-properties style:min-row-height="0.635cm" style:keep-together="false" fo:keep-together="always"/>
    </style:style>
    <style:style style:name="Таблица1.26" style:family="table-row">
      <style:table-row-properties style:min-row-height="1.058cm" style:keep-together="false" fo:keep-together="always"/>
    </style:style>
    <style:style style:name="Таблица1.B26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27" style:family="table-row">
      <style:table-row-properties style:min-row-height="0.222cm" style:keep-together="false" fo:keep-together="always"/>
    </style:style>
    <style:style style:name="Таблица1.28" style:family="table-row">
      <style:table-row-properties style:min-row-height="0.115cm" style:keep-together="false" fo:keep-together="always"/>
    </style:style>
    <style:style style:name="Таблица1.K28" style:family="table-cell">
      <style:table-cell-properties fo:padding-left="0.191cm" fo:padding-right="0.191cm" fo:padding-top="0cm" fo:padding-bottom="0cm" fo:border="none"/>
    </style:style>
    <style:style style:name="Таблица1.29" style:family="table-row">
      <style:table-row-properties style:min-row-height="0.536cm" style:keep-together="false" fo:keep-together="always"/>
    </style:style>
    <style:style style:name="Таблица1.K29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Таблица1.30" style:family="table-row">
      <style:table-row-properties style:min-row-height="0.071cm" style:keep-together="false" fo:keep-together="always"/>
    </style:style>
    <style:style style:name="Таблица1.K30" style:family="table-cell">
      <style:table-cell-properties fo:padding="0.191cm" fo:border="none"/>
    </style:style>
    <style:style style:name="P1" style:family="paragraph" style:parent-style-name="heading_20_1">
      <style:paragraph-properties fo:text-align="center" style:justify-single-word="false"/>
      <style:text-properties style:text-position="0% 100%" style:font-name="Times New Roman" fo:font-size="14pt" fo:language="ru" fo:country="RU" style:font-name-asian="Times New Roman" style:font-size-asian="14pt" style:font-name-complex="Times New Roman" style:font-size-complex="14pt"/>
    </style:style>
    <style:style style:name="P2" style:family="paragraph" style:parent-style-name="Standard">
      <style:text-properties fo:font-size="12pt" fo:language="en" fo:country="US" style:font-size-asian="12pt" style:font-size-complex="12pt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language="uk" fo:country="UA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language="uk" fo:country="UA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9" style:family="paragraph" style:parent-style-name="Standard">
      <style:text-properties fo:font-size="8pt" style:font-size-asian="8pt" style:font-size-complex="8pt"/>
    </style:style>
    <style:style style:name="P10" style:family="paragraph" style:parent-style-name="Standard">
      <style:text-properties fo:font-size="8pt" fo:language="en" fo:country="US" style:font-size-asian="8pt" style:font-size-complex="8pt"/>
    </style:style>
    <style:style style:name="P11" style:family="paragraph" style:parent-style-name="Standard">
      <style:text-properties style:text-position="-25% 100%" fo:font-size="12pt" fo:language="uk" fo:country="UA" style:font-size-asian="12pt" style:font-size-complex="12pt"/>
    </style:style>
    <style:style style:name="P12" style:family="paragraph" style:parent-style-name="Standard">
      <style:text-properties style:text-position="-25% 100%" fo:font-size="12pt" fo:language="en" fo:country="US" style:font-size-asian="12pt" style:font-size-complex="12pt"/>
    </style:style>
    <style:style style:name="P13" style:family="paragraph" style:parent-style-name="Standard">
      <style:text-properties fo:language="en" fo:country="US"/>
    </style:style>
    <style:style style:name="P14" style:family="paragraph" style:parent-style-name="heading_20_6">
      <style:text-properties style:font-name="Times New Roman" fo:font-size="12pt" style:font-name-asian="Times New Roman" style:font-size-asian="12pt" style:font-name-complex="Times New Roman" style:font-size-complex="12pt"/>
    </style:style>
    <style:style style:name="P15" style:family="paragraph" style:parent-style-name="Standard">
      <style:text-properties fo:font-size="11pt" fo:language="en" fo:country="US" style:font-size-asian="11pt" style:font-size-complex="11pt"/>
    </style:style>
    <style:style style:name="P16" style:family="paragraph" style:parent-style-name="Standard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17" style:family="paragraph" style:parent-style-name="Standard">
      <style:text-properties fo:font-size="11pt" fo:language="uk" fo:country="UA" style:font-size-asian="11pt" style:font-size-complex="11pt"/>
    </style:style>
    <style:style style:name="P18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11pt" style:font-size-asian="11pt" style:font-size-complex="11pt"/>
    </style:style>
    <style:style style:name="P20" style:family="paragraph" style:parent-style-name="Standard">
      <style:text-properties fo:font-size="11pt" fo:language="ru" fo:country="RU" style:font-size-asian="11pt" style:font-size-complex="11pt"/>
    </style:style>
    <style:style style:name="P21" style:family="paragraph" style:parent-style-name="Standard">
      <style:text-properties style:text-position="-25% 100%" fo:font-size="11pt" fo:language="uk" fo:country="UA" fo:font-weight="bold" style:font-size-asian="11pt" style:font-weight-asian="bold" style:font-size-complex="11pt" style:font-weight-complex="bold"/>
    </style:style>
    <style:style style:name="P22" style:family="paragraph" style:parent-style-name="Standard">
      <style:text-properties style:text-position="-25% 100%" fo:font-size="11pt" fo:language="uk" fo:country="UA" style:font-size-asian="11pt" style:font-size-complex="11pt"/>
    </style:style>
    <style:style style:name="P23" style:family="paragraph" style:parent-style-name="Standard">
      <style:text-properties style:text-position="-25% 100%" fo:font-size="11pt" fo:language="en" fo:country="US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4" style:family="text">
      <style:text-properties fo:font-size="12pt" fo:language="uk" fo:country="UA" style:font-size-asian="12pt" style:font-size-complex="12pt"/>
    </style:style>
    <style:style style:name="T5" style:family="text">
      <style:text-properties fo:font-size="12pt" fo:language="uk" fo:country="UA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style:text-position="-25% 100%"/>
    </style:style>
    <style:style style:name="T8" style:family="text">
      <style:text-properties style:text-position="-25% 100%" fo:font-size="12pt" style:font-size-asian="12pt" style:font-size-complex="12pt"/>
    </style:style>
    <style:style style:name="T9" style:family="text">
      <style:text-properties style:text-position="-25% 100%" fo:font-size="12pt" fo:language="en" fo:country="US" style:font-size-asian="12pt" style:font-size-complex="12pt"/>
    </style:style>
    <style:style style:name="T10" style:family="text">
      <style:text-properties style:text-position="-25% 100%"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style:text-position="-25% 100%" fo:font-size="12pt" fo:language="en" fo:country="US" style:text-underline-style="solid" style:text-underline-width="auto" style:text-underline-color="font-color" style:font-size-asian="12pt" style:font-size-complex="12pt"/>
    </style:style>
    <style:style style:name="T12" style:family="text">
      <style:text-properties style:text-position="-25% 100%" fo:font-size="12pt" fo:language="uk" fo:country="UA" style:font-size-asian="12pt" style:font-size-complex="12pt"/>
    </style:style>
    <style:style style:name="T13" style:family="text">
      <style:text-properties style:text-position="-25% 100%" fo:language="en" fo:country="US"/>
    </style:style>
    <style:style style:name="T14" style:family="text">
      <style:text-properties style:text-position="-25% 100%" fo:language="en" fo:country="US" fo:font-weight="bold" style:font-weight-asian="bold" style:font-weight-complex="bold"/>
    </style:style>
    <style:style style:name="T15" style:family="text">
      <style:text-properties style:text-position="-25% 100%" fo:language="en" fo:country="US" style:text-underline-style="solid" style:text-underline-width="auto" style:text-underline-color="font-color"/>
    </style:style>
    <style:style style:name="T16" style:family="text">
      <style:text-properties style:text-position="-25% 100%" fo:language="uk" fo:country="UA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text-underline-style="solid" style:text-underline-width="auto" style:text-underline-color="font-color"/>
    </style:style>
    <style:style style:name="T19" style:family="text">
      <style:text-properties fo:language="en" fo:country="US" fo:font-weight="bold" style:font-weight-asian="bold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language="uk" fo:country="UA"/>
    </style:style>
    <style:style style:name="T22" style:family="text">
      <style:text-properties fo:language="uk" fo:country="UA"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F"/>
        <table:table-column table:style-name="Таблица1.E"/>
        <table:table-column table:style-name="Таблица1.J"/>
        <table:table-column table:style-name="Таблица1.K"/>
        <table:table-column table:style-name="Таблица1.L"/>
        <table:table-column table:style-name="Таблица1.M"/>
        <table:table-column table:style-name="Таблица1.N"/>
        <table:table-column table:style-name="Таблица1.O"/>
        <table:table-column table:style-name="Таблица1.P"/>
        <table:table-column table:style-name="Таблица1.Q"/>
        <table:table-column table:style-name="Таблица1.R"/>
        <table:table-row table:style-name="Таблица1.1">
          <table:table-cell table:style-name="Таблица1.A1" office:value-type="string">
            <text:p text:style-name="P2"/>
          </table:table-cell>
          <table:table-cell table:style-name="Таблица1.A1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A1" table:number-columns-spanned="8" office:value-type="string">
            <text:p text:style-name="P1">АКТОВИЙ ЗАПИС ПРО ШЛЮБ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2" office:value-type="string">
            <text:p text:style-name="P8">!НАЗ!</text:p>
          </table:table-cell>
          <table:covered-table-cell/>
          <table:table-cell table:style-name="Таблица1.A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P2"/>
          </table:table-cell>
          <table:table-cell table:style-name="Таблица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2" office:value-type="string">
            <text:p text:style-name="P5">від</text:p>
          </table:table-cell>
          <table:table-cell table:style-name="Таблица1.J2" table:number-columns-spanned="2" office:value-type="string">
            <text:p text:style-name="P7">!ДДМММРРРР р.!</text:p>
          </table:table-cell>
          <table:covered-table-cell/>
          <table:table-cell table:style-name="Таблица1.A1" table:number-columns-spanned="7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P10"/>
          </table:table-cell>
          <table:table-cell table:style-name="Таблица1.A1" table:number-columns-spanned="17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4" table:number-columns-spanned="18" office:value-type="string">
            <text:h text:style-name="P14" text:outline-level="6" text:is-list-header="true">ВІДОМОСТІ <text:s/>ПРО <text:s/>ОСІБ, <text:s/>ЯКІ <text:s/>РЕЄСТРУЮТЬ <text:s/>ШЛЮБ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5" table:number-columns-spanned="13" office:value-type="string">
            <text:h text:style-name="P14" text:outline-level="6" text:is-list-header="true">НАРЕЧЕНИЙ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5" office:value-type="string">
            <text:h text:style-name="P14" text:outline-level="6" text:is-list-header="true">НАРЕЧЕНА</text:h>
          </table:table-cell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4" table:number-rows-spanned="2" office:value-type="string">
            <text:p text:style-name="P2">1.</text:p>
          </table:table-cell>
          <table:table-cell table:style-name="Таблица1.B6" table:number-columns-spanned="7" office:value-type="string">
            <text:p text:style-name="Standard"><text:span text:style-name="T1">Прізвище</text:span><text:span text:style-name="T2"> </text:span><text:span text:style-name="T1">до</text:span><text:span text:style-name="T2"> </text:span><text:span text:style-name="T4">реєстрації шлюб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6" table:number-columns-spanned="5" office:value-type="string">
            <text:p text:style-name="P18">!ПрЧС!</text:p>
          </table:table-cell>
          <table:covered-table-cell/>
          <table:covered-table-cell/>
          <table:covered-table-cell/>
          <table:covered-table-cell/>
          <table:table-cell table:style-name="Таблица1.N6" table:number-columns-spanned="5" office:value-type="string">
            <text:p text:style-name="P16"><text:s/>!ПрЖС!</text:p>
          </table:table-cell>
          <table:covered-table-cell/>
          <table:covered-table-cell/>
          <table:covered-table-cell/>
          <table:covered-table-cell/>
        </table:table-row>
        <table:table-row table:style-name="Таблица1.7">
          <table:covered-table-cell/>
          <table:table-cell table:style-name="Таблица1.B6" table:number-columns-spanned="7" office:value-type="string">
            <text:p text:style-name="Standard"><text:span text:style-name="T2">після </text:span><text:span text:style-name="T4">реєстрації шлюбу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6" table:number-columns-spanned="5" office:value-type="string">
            <text:p text:style-name="P16">!ПрЧН!</text:p>
          </table:table-cell>
          <table:covered-table-cell/>
          <table:covered-table-cell/>
          <table:covered-table-cell/>
          <table:covered-table-cell/>
          <table:table-cell table:style-name="Таблица1.A4" table:number-columns-spanned="5" office:value-type="string">
            <text:p text:style-name="P16"><text:s/>!ПрЖН!</text:p>
          </table:table-cell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4" office:value-type="string">
            <text:p text:style-name="P2">2.</text:p>
          </table:table-cell>
          <table:table-cell table:style-name="Таблица1.B6" table:number-columns-spanned="7" office:value-type="string">
            <text:p text:style-name="Standard"><text:span text:style-name="T8">Ім</text:span><text:span text:style-name="T9">’</text:span><text:span text:style-name="T8">я <text:s text:c="40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6" table:number-columns-spanned="5" office:value-type="string">
            <text:p text:style-name="P21">!ІмЧ!</text:p>
          </table:table-cell>
          <table:covered-table-cell/>
          <table:covered-table-cell/>
          <table:covered-table-cell/>
          <table:covered-table-cell/>
          <table:table-cell table:style-name="Таблица1.A4" table:number-columns-spanned="5" office:value-type="string">
            <text:p text:style-name="P19"><text:span text:style-name="T19"><text:s text:c="2"/></text:span><text:span text:style-name="T14">!ІмЖ!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4" office:value-type="string">
            <text:p text:style-name="P2">3.</text:p>
          </table:table-cell>
          <table:table-cell table:style-name="Таблица1.B9" table:number-columns-spanned="7" office:value-type="string">
            <text:p text:style-name="P11">По батьков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6" table:number-columns-spanned="5" office:value-type="string">
            <text:p text:style-name="P16">!ПбЧ!</text:p>
          </table:table-cell>
          <table:covered-table-cell/>
          <table:covered-table-cell/>
          <table:covered-table-cell/>
          <table:covered-table-cell/>
          <table:table-cell table:style-name="Таблица1.A4" table:number-columns-spanned="5" office:value-type="string">
            <text:p text:style-name="P16"><text:s text:c="2"/>!ПбЖ!</text:p>
          </table:table-cell>
          <table:covered-table-cell/>
          <table:covered-table-cell/>
          <table:covered-table-cell/>
          <table:covered-table-cell/>
        </table:table-row>
        <table:table-row table:style-name="Таблица1.10">
          <table:table-cell table:style-name="Таблица1.A4" office:value-type="string">
            <text:p text:style-name="P2">4.</text:p>
          </table:table-cell>
          <table:table-cell table:style-name="Таблица1.A4" table:number-columns-spanned="12" office:value-type="string">
            <text:p text:style-name="P19"><text:span text:style-name="T16">Дата </text:span><text:span text:style-name="T7">н</text:span><text:span text:style-name="T16">ародження <text:s text:c="3"/></text:span><text:span text:style-name="T15">!датаНЧ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5" office:value-type="string">
            <text:p text:style-name="P19"><text:span text:style-name="T13"><text:s/></text:span><text:span text:style-name="T15">!датаНЖ!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A4" table:number-rows-spanned="5" office:value-type="string">
            <text:p text:style-name="Standard"><text:span text:style-name="T2">5</text:span><text:span text:style-name="T1">.</text:span></text:p>
          </table:table-cell>
          <table:table-cell table:style-name="Таблица1.B9" table:number-rows-spanned="5" office:value-type="string">
            <text:p text:style-name="P6">Місце</text:p>
            <text:p text:style-name="P6">народження</text:p>
          </table:table-cell>
          <table:table-cell table:style-name="Таблица1.C11" table:number-columns-spanned="5" office:value-type="string">
            <text:p text:style-name="P3">держава</text:p>
          </table:table-cell>
          <table:covered-table-cell/>
          <table:covered-table-cell/>
          <table:covered-table-cell/>
          <table:covered-table-cell/>
          <table:table-cell table:style-name="Таблица1.C11" table:number-columns-spanned="5" office:value-type="string">
            <text:p text:style-name="P15">!МНЧД!</text:p>
          </table:table-cell>
          <table:covered-table-cell/>
          <table:covered-table-cell/>
          <table:covered-table-cell/>
          <table:covered-table-cell/>
          <table:table-cell table:style-name="Таблица1.M11" office:value-type="string">
            <text:p text:style-name="P19"/>
          </table:table-cell>
          <table:table-cell table:style-name="Таблица1.N11" table:number-columns-spanned="2" office:value-type="string">
            <text:p text:style-name="P19">держава</text:p>
          </table:table-cell>
          <table:covered-table-cell/>
          <table:table-cell table:style-name="Таблица1.C11" table:number-columns-spanned="2" office:value-type="string">
            <text:p text:style-name="P15">!МНЖД!</text:p>
          </table:table-cell>
          <table:covered-table-cell/>
          <table:table-cell table:style-name="Таблица1.M11" office:value-type="string">
            <text:p text:style-name="P19"/>
          </table:table-cell>
        </table:table-row>
        <table:table-row table:style-name="Таблица1.12">
          <table:covered-table-cell/>
          <table:covered-table-cell/>
          <table:table-cell table:style-name="Таблица1.I2" table:number-columns-spanned="5" office:value-type="string">
            <text:p text:style-name="P3">область</text:p>
          </table:table-cell>
          <table:covered-table-cell/>
          <table:covered-table-cell/>
          <table:covered-table-cell/>
          <table:covered-table-cell/>
          <table:table-cell table:style-name="Таблица1.C11" table:number-columns-spanned="5" office:value-type="string">
            <text:p text:style-name="P15">!МНЧО!</text:p>
          </table:table-cell>
          <table:covered-table-cell/>
          <table:covered-table-cell/>
          <table:covered-table-cell/>
          <table:covered-table-cell/>
          <table:table-cell table:style-name="Таблица1.M12" office:value-type="string">
            <text:p text:style-name="P19"/>
          </table:table-cell>
          <table:table-cell table:style-name="Таблица1.N12" table:number-columns-spanned="2" office:value-type="string">
            <text:p text:style-name="P19">область</text:p>
          </table:table-cell>
          <table:covered-table-cell/>
          <table:table-cell table:style-name="Таблица1.C11" table:number-columns-spanned="2" office:value-type="string">
            <text:p text:style-name="P15">!МНЖО!</text:p>
          </table:table-cell>
          <table:covered-table-cell/>
          <table:table-cell table:style-name="Таблица1.M12" office:value-type="string">
            <text:p text:style-name="P19"/>
          </table:table-cell>
        </table:table-row>
        <table:table-row table:style-name="Таблица1.4">
          <table:covered-table-cell/>
          <table:covered-table-cell/>
          <table:table-cell table:style-name="Таблица1.I2" table:number-columns-spanned="5" office:value-type="string">
            <text:p text:style-name="P2">район</text:p>
          </table:table-cell>
          <table:covered-table-cell/>
          <table:covered-table-cell/>
          <table:covered-table-cell/>
          <table:covered-table-cell/>
          <table:table-cell table:style-name="Таблица1.C11" table:number-columns-spanned="5" office:value-type="string">
            <text:p text:style-name="P15">!МНЧР!</text:p>
          </table:table-cell>
          <table:covered-table-cell/>
          <table:covered-table-cell/>
          <table:covered-table-cell/>
          <table:covered-table-cell/>
          <table:table-cell table:style-name="Таблица1.M13" office:value-type="string">
            <text:p text:style-name="P15"/>
          </table:table-cell>
          <table:table-cell table:style-name="Таблица1.N12" table:number-columns-spanned="2" office:value-type="string">
            <text:p text:style-name="P15">район</text:p>
          </table:table-cell>
          <table:covered-table-cell/>
          <table:table-cell table:style-name="Таблица1.C11" table:number-columns-spanned="2" office:value-type="string">
            <text:p text:style-name="P15">!МНЖР!</text:p>
          </table:table-cell>
          <table:covered-table-cell/>
          <table:table-cell table:style-name="Таблица1.M13" office:value-type="string">
            <text:p text:style-name="P15"/>
          </table:table-cell>
        </table:table-row>
        <table:table-row table:style-name="Таблица1.4">
          <table:covered-table-cell/>
          <table:covered-table-cell/>
          <table:table-cell table:style-name="Таблица1.I2" table:number-columns-spanned="5" office:value-type="string">
            <text:p text:style-name="P12">!мнчмсс!</text:p>
          </table:table-cell>
          <table:covered-table-cell/>
          <table:covered-table-cell/>
          <table:covered-table-cell/>
          <table:covered-table-cell/>
          <table:table-cell table:style-name="Таблица1.H14" table:number-columns-spanned="5" office:value-type="string">
            <text:p text:style-name="P15">!МНЧМ!</text:p>
          </table:table-cell>
          <table:covered-table-cell/>
          <table:covered-table-cell/>
          <table:covered-table-cell/>
          <table:covered-table-cell/>
          <table:table-cell table:style-name="Таблица1.M13" office:value-type="string">
            <text:p text:style-name="P15"/>
          </table:table-cell>
          <table:table-cell table:style-name="Таблица1.N12" table:number-columns-spanned="2" office:value-type="string">
            <text:p text:style-name="P23">!мнжмсс!</text:p>
          </table:table-cell>
          <table:covered-table-cell/>
          <table:table-cell table:style-name="Таблица1.H14" table:number-columns-spanned="2" office:value-type="string">
            <text:p text:style-name="P15">!МНЖМ!</text:p>
          </table:table-cell>
          <table:covered-table-cell/>
          <table:table-cell table:style-name="Таблица1.M13" office:value-type="string">
            <text:p text:style-name="P15"/>
          </table:table-cell>
        </table:table-row>
        <table:table-row table:style-name="Таблица1.4">
          <table:covered-table-cell/>
          <table:covered-table-cell/>
          <table:table-cell table:style-name="Таблица1.M13" table:number-columns-spanned="1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Таблица1.16">
          <table:table-cell table:style-name="Таблица1.A4" office:value-type="string">
            <text:p text:style-name="P19"><text:span text:style-name="T17">6</text:span>.</text:p>
          </table:table-cell>
          <table:table-cell table:style-name="Таблица1.A4" table:number-columns-spanned="12" office:value-type="string">
            <text:p text:style-name="P19"><text:span text:style-name="T21">Громадянство <text:s text:c="7"/></text:span><text:span text:style-name="T17">!громадянствоЧ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5" office:value-type="string">
            <text:p text:style-name="P15"><text:s/>!громадянствоЖ!</text:p>
          </table:table-cell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4" table:number-rows-spanned="5" office:value-type="string">
            <text:p text:style-name="P19"><text:span text:style-name="T17">7</text:span>.</text:p>
          </table:table-cell>
          <table:table-cell table:style-name="Таблица1.B9" table:number-rows-spanned="5" office:value-type="string">
            <text:p text:style-name="P17">Місце</text:p>
            <text:p text:style-name="P17">проживання</text:p>
          </table:table-cell>
          <table:table-cell table:style-name="Таблица1.C11" table:number-columns-spanned="5" office:value-type="string">
            <text:p text:style-name="P19">держава</text:p>
          </table:table-cell>
          <table:covered-table-cell/>
          <table:covered-table-cell/>
          <table:covered-table-cell/>
          <table:covered-table-cell/>
          <table:table-cell table:style-name="Таблица1.C11" table:number-columns-spanned="5" office:value-type="string">
            <text:p text:style-name="P15">!МПЧД!</text:p>
          </table:table-cell>
          <table:covered-table-cell/>
          <table:covered-table-cell/>
          <table:covered-table-cell/>
          <table:covered-table-cell/>
          <table:table-cell table:style-name="Таблица1.M11" office:value-type="string">
            <text:p text:style-name="P19"/>
          </table:table-cell>
          <table:table-cell table:style-name="Таблица1.N11" table:number-columns-spanned="2" office:value-type="string">
            <text:p text:style-name="P19">держава</text:p>
          </table:table-cell>
          <table:covered-table-cell/>
          <table:table-cell table:style-name="Таблица1.C11" table:number-columns-spanned="2" office:value-type="string">
            <text:p text:style-name="P15">!МПЖД!</text:p>
          </table:table-cell>
          <table:covered-table-cell/>
          <table:table-cell table:style-name="Таблица1.M11" office:value-type="string">
            <text:p text:style-name="P19"/>
          </table:table-cell>
        </table:table-row>
        <table:table-row table:style-name="Таблица1.4">
          <table:covered-table-cell/>
          <table:covered-table-cell/>
          <table:table-cell table:style-name="Таблица1.I2" table:number-columns-spanned="5" office:value-type="string">
            <text:p text:style-name="P19">область</text:p>
          </table:table-cell>
          <table:covered-table-cell/>
          <table:covered-table-cell/>
          <table:covered-table-cell/>
          <table:covered-table-cell/>
          <table:table-cell table:style-name="Таблица1.C11" table:number-columns-spanned="5" office:value-type="string">
            <text:p text:style-name="P15">!МПЧО!</text:p>
          </table:table-cell>
          <table:covered-table-cell/>
          <table:covered-table-cell/>
          <table:covered-table-cell/>
          <table:covered-table-cell/>
          <table:table-cell table:style-name="Таблица1.M12" office:value-type="string">
            <text:p text:style-name="P19"/>
          </table:table-cell>
          <table:table-cell table:style-name="Таблица1.N12" table:number-columns-spanned="2" office:value-type="string">
            <text:p text:style-name="P19">область</text:p>
          </table:table-cell>
          <table:covered-table-cell/>
          <table:table-cell table:style-name="Таблица1.C11" table:number-columns-spanned="2" office:value-type="string">
            <text:p text:style-name="P15">!МПЖО!</text:p>
          </table:table-cell>
          <table:covered-table-cell/>
          <table:table-cell table:style-name="Таблица1.M12" office:value-type="string">
            <text:p text:style-name="P19"/>
          </table:table-cell>
        </table:table-row>
        <table:table-row table:style-name="Таблица1.4">
          <table:covered-table-cell/>
          <table:covered-table-cell/>
          <table:table-cell table:style-name="Таблица1.I2" table:number-columns-spanned="5" office:value-type="string">
            <text:p text:style-name="P15">район</text:p>
          </table:table-cell>
          <table:covered-table-cell/>
          <table:covered-table-cell/>
          <table:covered-table-cell/>
          <table:covered-table-cell/>
          <table:table-cell table:style-name="Таблица1.C11" table:number-columns-spanned="5" office:value-type="string">
            <text:p text:style-name="P15">!МПЧР!</text:p>
          </table:table-cell>
          <table:covered-table-cell/>
          <table:covered-table-cell/>
          <table:covered-table-cell/>
          <table:covered-table-cell/>
          <table:table-cell table:style-name="Таблица1.M13" office:value-type="string">
            <text:p text:style-name="P15"/>
          </table:table-cell>
          <table:table-cell table:style-name="Таблица1.N12" table:number-columns-spanned="2" office:value-type="string">
            <text:p text:style-name="P15">район</text:p>
          </table:table-cell>
          <table:covered-table-cell/>
          <table:table-cell table:style-name="Таблица1.C11" table:number-columns-spanned="2" office:value-type="string">
            <text:p text:style-name="P15">!МПЖР!</text:p>
          </table:table-cell>
          <table:covered-table-cell/>
          <table:table-cell table:style-name="Таблица1.M13" office:value-type="string">
            <text:p text:style-name="P15"/>
          </table:table-cell>
        </table:table-row>
        <table:table-row table:style-name="Таблица1.4">
          <table:covered-table-cell/>
          <table:covered-table-cell/>
          <table:table-cell table:style-name="Таблица1.I2" table:number-columns-spanned="5" office:value-type="string">
            <text:p text:style-name="P23">!мпчмсс!</text:p>
          </table:table-cell>
          <table:covered-table-cell/>
          <table:covered-table-cell/>
          <table:covered-table-cell/>
          <table:covered-table-cell/>
          <table:table-cell table:style-name="Таблица1.H14" table:number-columns-spanned="5" office:value-type="string">
            <text:p text:style-name="P15">!МПЧМ!</text:p>
          </table:table-cell>
          <table:covered-table-cell/>
          <table:covered-table-cell/>
          <table:covered-table-cell/>
          <table:covered-table-cell/>
          <table:table-cell table:style-name="Таблица1.M13" office:value-type="string">
            <text:p text:style-name="P15"/>
          </table:table-cell>
          <table:table-cell table:style-name="Таблица1.N12" table:number-columns-spanned="2" office:value-type="string">
            <text:p text:style-name="P22">!мпжмсс!</text:p>
          </table:table-cell>
          <table:covered-table-cell/>
          <table:table-cell table:style-name="Таблица1.H14" table:number-columns-spanned="2" office:value-type="string">
            <text:p text:style-name="P15">!МПЖМ!</text:p>
          </table:table-cell>
          <table:covered-table-cell/>
          <table:table-cell table:style-name="Таблица1.M13" office:value-type="string">
            <text:p text:style-name="P15"/>
          </table:table-cell>
        </table:table-row>
        <table:table-row table:style-name="Таблица1.21">
          <table:covered-table-cell/>
          <table:covered-table-cell/>
          <table:table-cell table:style-name="Таблица1.C21" table:number-columns-spanned="11" office:value-type="string">
            <text:p text:style-name="P19"><text:span text:style-name="T17">вул. </text:span><text:span text:style-name="T18">! <text:s/>вулЧ <text:s/>!</text:span><text:span text:style-name="T17"> буд. </text:span><text:span text:style-name="T18">! <text:s/>будЧ <text:s/>!</text:span><text:span text:style-name="T17"> кв. </text:span><text:span text:style-name="T18">! <text:s/>квЧ <text:s/>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5" table:number-columns-spanned="5" office:value-type="string">
            <text:p text:style-name="P19"><text:span text:style-name="T17">вул. </text:span><text:span text:style-name="T18">! <text:s/>вулЖ <text:s/>!</text:span><text:span text:style-name="T17"> буд. </text:span><text:span text:style-name="T18">! <text:s/>будЖ <text:s/>!</text:span><text:span text:style-name="T17"> кв. </text:span><text:span text:style-name="T20">! <text:s text:c="2"/>квЖ <text:s/>! _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22">
          <table:table-cell table:style-name="Таблица1.A22" office:value-type="string">
            <text:p text:style-name="P15">8.</text:p>
          </table:table-cell>
          <table:table-cell table:style-name="Таблица1.A1" table:number-columns-spanned="3" office:value-type="string">
            <text:p text:style-name="P17">Сімейний стан</text:p>
          </table:table-cell>
          <table:covered-table-cell/>
          <table:covered-table-cell/>
          <table:table-cell table:style-name="Таблица1.A4" table:number-columns-spanned="9" office:value-type="string">
            <text:p text:style-name="P17">!стан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6" table:number-columns-spanned="5" office:value-type="string">
            <text:p text:style-name="P17">!станЖ!</text:p>
          </table:table-cell>
          <table:covered-table-cell/>
          <table:covered-table-cell/>
          <table:covered-table-cell/>
          <table:covered-table-cell/>
        </table:table-row>
        <table:table-row table:style-name="Таблица1.23">
          <table:table-cell table:style-name="Таблица1.B6" office:value-type="string">
            <text:p text:style-name="P15">9.</text:p>
          </table:table-cell>
          <table:table-cell table:style-name="Таблица1.B6" table:number-columns-spanned="5" office:value-type="string">
            <text:p text:style-name="P17">Серія, номер, ким видано паспорт особам, що реєструють шлюб, дата його видачі</text:p>
          </table:table-cell>
          <table:covered-table-cell/>
          <table:covered-table-cell/>
          <table:covered-table-cell/>
          <table:covered-table-cell/>
          <table:table-cell table:style-name="Таблица1.G23" table:number-columns-spanned="7" office:value-type="string">
            <text:p text:style-name="P17">!Паспорт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I6" table:number-columns-spanned="5" office:value-type="string">
            <text:p text:style-name="P17">!ПаспортЖ!</text:p>
          </table:table-cell>
          <table:covered-table-cell/>
          <table:covered-table-cell/>
          <table:covered-table-cell/>
          <table:covered-table-cell/>
        </table:table-row>
        <table:table-row table:style-name="Таблица1.24">
          <table:table-cell table:style-name="Таблица1.B6" office:value-type="string">
            <text:p text:style-name="P2">10.</text:p>
          </table:table-cell>
          <table:table-cell table:style-name="Таблица1.A4" table:number-columns-spanned="12" office:value-type="string">
            <text:p text:style-name="P15">Підписи осіб,</text:p>
            <text:p text:style-name="P17">що зареєстрували шлюб <text:s text:c="29"/>√ _____________________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24" table:number-columns-spanned="5" office:value-type="string">
            <text:p text:style-name="P17"/>
            <text:p text:style-name="P17"><text:s text:c="23"/>√ _____________________</text:p>
          </table:table-cell>
          <table:covered-table-cell/>
          <table:covered-table-cell/>
          <table:covered-table-cell/>
          <table:covered-table-cell/>
        </table:table-row>
        <table:table-row table:style-name="Таблица1.25">
          <table:table-cell table:style-name="Таблица1.A4" office:value-type="string">
            <text:p text:style-name="P2">11.</text:p>
          </table:table-cell>
          <table:table-cell table:style-name="Таблица1.C21" table:number-columns-spanned="17" office:value-type="string">
            <text:p text:style-name="P19"><text:span text:style-name="T21">Видано свідоцтво серія <text:s/></text:span><text:span text:style-name="T22">! <text:s/>СС <text:s/>! </text:span><text:span text:style-name="T21"><text:s/>№ </text:span><text:span text:style-name="T20">! <text:s/>НС <text:s/>!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6">
          <table:table-cell table:style-name="Таблица1.A4" office:value-type="string">
            <text:p text:style-name="P2">12.</text:p>
          </table:table-cell>
          <table:table-cell table:style-name="Таблица1.B26" table:number-columns-spanned="3" office:value-type="string">
            <text:p text:style-name="P2">Для відміток</text:p>
          </table:table-cell>
          <table:covered-table-cell/>
          <table:covered-table-cell/>
          <table:table-cell table:style-name="Таблица1.B26" table:number-columns-spanned="9" office:value-type="string">
            <text:p text:style-name="P17">!ПоміткиЧ! !рвч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A4" table:number-columns-spanned="5" office:value-type="string">
            <text:p text:style-name="P15">!ПоміткиЖ! !рвж!</text:p>
          </table:table-cell>
          <table:covered-table-cell/>
          <table:covered-table-cell/>
          <table:covered-table-cell/>
          <table:covered-table-cell/>
        </table:table-row>
        <table:table-row table:style-name="Таблица1.27">
          <table:table-cell table:style-name="Таблица1.A1" office:value-type="string">
            <text:p text:style-name="P15"/>
          </table:table-cell>
          <table:table-cell table:style-name="Таблица1.A1" table:number-columns-spanned="2" office:value-type="string">
            <text:p text:style-name="P17"/>
          </table:table-cell>
          <table:covered-table-cell/>
          <table:table-cell table:style-name="Таблица1.A1" table:number-columns-spanned="7" office:value-type="string">
            <text:p text:style-name="P15">Керівник органу державно<text:span text:style-name="T21">ї</text:span> реєстрації</text:p>
            <text:p text:style-name="P15">актів цивільного стан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Таблица1.I2" table:number-columns-spanned="4" office:value-type="string">
            <text:p text:style-name="P15">!<text:span text:style-name="T21">Керівник!</text:span></text:p>
          </table:table-cell>
          <table:covered-table-cell/>
          <table:covered-table-cell/>
          <table:covered-table-cell/>
        </table:table-row>
        <table:table-row table:style-name="Таблица1.28">
          <table:table-cell table:style-name="Таблица1.A1" office:value-type="string">
            <text:p text:style-name="P15"/>
          </table:table-cell>
          <table:table-cell table:style-name="Таблица1.A1" table:number-columns-spanned="2" office:value-type="string">
            <text:p text:style-name="P17"><text:s text:c="8"/>М.П.</text:p>
          </table:table-cell>
          <table:covered-table-cell/>
          <table:table-cell table:style-name="Таблица1.A1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K28" table:number-columns-spanned="4" office:value-type="string">
            <text:p text:style-name="P15"><text:s text:c="13"/>(підпис)</text:p>
          </table:table-cell>
          <table:covered-table-cell/>
          <table:covered-table-cell/>
          <table:covered-table-cell/>
          <table:table-cell table:style-name="Таблица1.A1" table:number-columns-spanned="2" office:value-type="string">
            <text:p text:style-name="P15"/>
          </table:table-cell>
          <table:covered-table-cell/>
          <table:table-cell table:style-name="Таблица1.A1" table:number-columns-spanned="2" office:value-type="string">
            <text:p text:style-name="P15"/>
          </table:table-cell>
          <table:covered-table-cell/>
        </table:table-row>
        <table:table-row table:style-name="Таблица1.29">
          <table:table-cell table:style-name="Таблица1.A1" table:number-rows-spanned="2" office:value-type="string">
            <text:p text:style-name="P15"/>
          </table:table-cell>
          <table:table-cell table:style-name="Таблица1.A1" table:number-rows-spanned="2" table:number-columns-spanned="2" office:value-type="string">
            <text:p text:style-name="P17"/>
          </table:table-cell>
          <table:covered-table-cell/>
          <table:table-cell table:style-name="Таблица1.A1" table:number-rows-spanned="2" table:number-columns-spanned="7" office:value-type="string">
            <text:p text:style-name="P15"><text:span text:style-name="T21">Посадова особа</text:span> органу державно<text:span text:style-name="T21">ї</text:span> реєстрації актів цивільного стану,</text:p>
            <text:p text:style-name="P17">яка склала актовий запи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K29" table:number-columns-spanned="4" office:value-type="string">
            <text:p text:style-name="P15"/>
          </table:table-cell>
          <table:covered-table-cell/>
          <table:covered-table-cell/>
          <table:covered-table-cell/>
          <table:table-cell table:style-name="Таблица1.A1" table:number-rows-spanned="2" table:number-columns-spanned="4" office:value-type="string">
            <text:p text:style-name="P20">!ПІБ_по! !Посада!</text:p>
          </table:table-cell>
          <table:covered-table-cell/>
          <table:covered-table-cell/>
          <table:covered-table-cell/>
        </table:table-row>
        <table:table-row table:style-name="Таблица1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K30" table:number-columns-spanned="4" office:value-type="string">
            <text:p text:style-name="P15"><text:s text:c="13"/>(підпис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ru" fo:country="RU" style:font-size-asian="10pt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>
      <style:paragraph-properties fo:keep-with-next="always"/>
      <style:text-properties style:text-position="-25% 100%" style:font-name="Times New Roman CYR" fo:font-size="12pt" fo:language="en" fo:country="US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heading_20_2" style:display-name="heading 2" style:family="paragraph" style:parent-style-name="Standard" style:next-style-name="Standard">
      <style:paragraph-properties fo:margin-top="0.423cm" fo:margin-bottom="0.106cm" fo:keep-with-next="always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>
      <style:paragraph-properties fo:margin-left="7.62cm" fo:margin-right="0cm" fo:text-indent="1.27cm" style:auto-text-indent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keep-with-next="always"/>
      <style:text-properties style:font-name="Times New Roman CYR" fo:font-size="12pt" fo:language="uk" fo:country="UA" style:font-name-asian="Times New Roman CYR" style:font-size-asian="12pt" style:font-name-complex="Times New Roman CYR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keep-with-next="always"/>
      <style:text-properties style:font-name="Times New Roman CYR" fo:language="en" fo:country="US" style:font-name-asian="Times New Roman CYR" style:font-name-complex="Times New Roman CYR"/>
    </style:style>
    <style:style style:name="heading_20_6" style:display-name="heading 6" style:family="paragraph" style:parent-style-name="Standard" style:next-style-name="Standard" style:default-outline-level="6">
      <style:paragraph-properties fo:text-align="center" style:justify-single-word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7" style:display-name="heading 7" style:family="paragraph" style:parent-style-name="Standard" style:next-style-name="Standard" style:default-outline-level="7">
      <style:paragraph-properties fo:text-align="center" style:justify-single-word="false" fo:keep-with-next="always"/>
      <style:text-properties style:font-name="Times New Roman CYR" fo:font-size="14pt" fo:language="uk" fo:country="UA" style:font-name-asian="Times New Roman CYR" style:font-size-asian="14pt" style:font-name-complex="Times New Roman CYR" style:font-size-complex="14pt"/>
    </style:style>
    <style:style style:name="heading_20_8" style:display-name="heading 8" style:family="paragraph" style:parent-style-name="Standard" style:next-style-name="Standard" style:default-outline-level="8">
      <style:paragraph-properties fo:margin-left="0cm" fo:margin-right="0cm" fo:text-align="center" style:justify-single-word="false" fo:text-indent="0cm" style:auto-text-indent="false" fo:keep-with-next="always">
        <style:tab-stops>
          <style:tab-stop style:position="24.121cm"/>
        </style:tab-stops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heading_20_9" style:display-name="heading 9" style:family="paragraph" style:parent-style-name="Standard" style:next-style-name="Standard" style:default-outline-level="9">
      <style:paragraph-properties fo:margin-left="0cm" fo:margin-right="0cm" fo:text-align="center" style:justify-single-word="false" fo:text-indent="0cm" style:auto-text-indent="false" fo:keep-with-next="always">
        <style:tab-stops>
          <style:tab-stop style:position="24.121cm"/>
        </style:tab-stops>
      </style:paragraph-properties>
      <style:text-properties fo:font-size="12pt" style:font-size-asian="12pt" style:font-size-complex="12pt"/>
    </style:style>
    <style:style style:name="header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Îáû_f7_íûé" style:display-name="Îáû÷íûé" style:family="paragraph">
      <style:paragraph-properties style:text-autospace="none"/>
      <style:text-properties fo:font-size="10pt" fo:language="ru" fo:country="RU" style:font-size-asian="10pt" style:font-size-complex="10pt"/>
    </style:style>
    <style:style style:name="Default_20_Paragraph_20_Font" style:display-name="Default Paragraph Font" style:family="text"/>
    <style:style style:name="Îñíîâíîé_20_øðèôò" style:display-name="Îñíîâíîé øðèôò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04cm" fo:page-height="21.003cm" style:num-format="1" style:print-orientation="landscape" fo:margin-top="1cm" fo:margin-bottom="0.63cm" fo:margin-left="1.591cm" fo:margin-right="0.6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Vladimir Koltsov</dc:creator>
    <dc:date>2012-04-08T16:23:31.12</dc:date>
    <meta:editing-cycles>3</meta:editing-cycles>
    <meta:editing-duration>PT9M14S</meta:editing-duration>
    <meta:document-statistic meta:table-count="1" meta:image-count="0" meta:object-count="0" meta:page-count="1" meta:paragraph-count="95" meta:word-count="183" meta:character-count="1279"/>
    <meta:user-defined meta:name="Info 1"/>
    <meta:user-defined meta:name="Info 2"/>
    <meta:user-defined meta:name="Info 3"/>
    <meta:user-defined meta:name="Info 4"/>
  </office:meta>
</office:document-meta>
</file>